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Kufi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hift</text:p>
          </table:table-cell>
          <table:table-cell table:style-name="Default"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714.64062" calcext:value-type="float">
            <text:p>65714.640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50.25391" calcext:value-type="float">
            <text:p>56250.25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983.55469" calcext:value-type="float">
            <text:p>74983.55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584.88281" calcext:value-type="float">
            <text:p>69584.882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806.57812" calcext:value-type="float">
            <text:p>72806.578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815.01562" calcext:value-type="float">
            <text:p>68815.015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611.45312" calcext:value-type="float">
            <text:p>64611.45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54.96875" calcext:value-type="float">
            <text:p>50654.96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498.07812" calcext:value-type="float">
            <text:p>66498.07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632.62891" calcext:value-type="float">
            <text:p>54632.62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564.34375" calcext:value-type="float">
            <text:p>57564.34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866.57031" calcext:value-type="float">
            <text:p>53866.570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863.9375" calcext:value-type="float">
            <text:p>51863.9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208.88672" calcext:value-type="float">
            <text:p>57208.886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789.73828" calcext:value-type="float">
            <text:p>38789.738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471.33594" calcext:value-type="float">
            <text:p>70471.33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995.26562" calcext:value-type="float">
            <text:p>57995.26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065.57812" calcext:value-type="float">
            <text:p>47065.578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750.14062" calcext:value-type="float">
            <text:p>37750.140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747.92578" calcext:value-type="float">
            <text:p>50747.925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695.97656" calcext:value-type="float">
            <text:p>48695.976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677.74219" calcext:value-type="float">
            <text:p>41677.742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895.09766" calcext:value-type="float">
            <text:p>37895.097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128.86328" calcext:value-type="float">
            <text:p>38128.86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218.94531" calcext:value-type="float">
            <text:p>28218.945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063.54297" calcext:value-type="float">
            <text:p>34063.542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536.30469" calcext:value-type="float">
            <text:p>36536.304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512.73242" calcext:value-type="float">
            <text:p>27512.73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50.12305" calcext:value-type="float">
            <text:p>15850.123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402.77148" calcext:value-type="float">
            <text:p>19402.771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640.38281" calcext:value-type="float">
            <text:p>35640.38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682.33594" calcext:value-type="float">
            <text:p>24682.335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23.58936" calcext:value-type="float">
            <text:p>6223.589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97.74805" calcext:value-type="float">
            <text:p>20497.74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956.33203" calcext:value-type="float">
            <text:p>18956.332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02.83691" calcext:value-type="float">
            <text:p>14502.836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69.61621" calcext:value-type="float">
            <text:p>12769.616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3909.82788" calcext:value-type="float">
            <text:p>-3909.827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955.86646" calcext:value-type="float">
            <text:p>-2955.866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49.2627" calcext:value-type="float">
            <text:p>5549.26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131.53223" calcext:value-type="float">
            <text:p>10131.532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152.86426" calcext:value-type="float">
            <text:p>-12152.864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002.1853" calcext:value-type="float">
            <text:p>-3002.18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6831.80811" calcext:value-type="float">
            <text:p>-6831.80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181.60645" calcext:value-type="float">
            <text:p>-14181.606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1679.54688" calcext:value-type="float">
            <text:p>-11679.546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393.59375" calcext:value-type="float">
            <text:p>-12393.593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0086.90234" calcext:value-type="float">
            <text:p>-20086.902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155.75" calcext:value-type="float">
            <text:p>-17155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4140.90625" calcext:value-type="float">
            <text:p>-24140.906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2104.08203" calcext:value-type="float">
            <text:p>-32104.082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32835.57422" calcext:value-type="float">
            <text:p>-32835.574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41169.71094" calcext:value-type="float">
            <text:p>-41169.71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6128.39844" calcext:value-type="float">
            <text:p>-36128.398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40985.98047" calcext:value-type="float">
            <text:p>-40985.980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30000.54688" calcext:value-type="float">
            <text:p>-30000.546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35843.3125" calcext:value-type="float">
            <text:p>-35843.31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47834.55859" calcext:value-type="float">
            <text:p>-47834.558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4251.3125" calcext:value-type="float">
            <text:p>-54251.31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9240.73047" calcext:value-type="float">
            <text:p>-39240.73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52322.44141" calcext:value-type="float">
            <text:p>-52322.441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52298.98438" calcext:value-type="float">
            <text:p>-52298.984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62629.33984" calcext:value-type="float">
            <text:p>-62629.339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46070.59766" calcext:value-type="float">
            <text:p>-46070.597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48190.13672" calcext:value-type="float">
            <text:p>-48190.136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56357.09766" calcext:value-type="float">
            <text:p>-56357.097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47569.71094" calcext:value-type="float">
            <text:p>-47569.710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50194.94141" calcext:value-type="float">
            <text:p>-50194.941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58208.58203" calcext:value-type="float">
            <text:p>-58208.582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57033.16406" calcext:value-type="float">
            <text:p>-57033.164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63793.69922" calcext:value-type="float">
            <text:p>-63793.699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69903.95312" calcext:value-type="float">
            <text:p>-69903.953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62870.10547" calcext:value-type="float">
            <text:p>-62870.105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58715.53125" calcext:value-type="float">
            <text:p>-58715.531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57681.97656" calcext:value-type="float">
            <text:p>-57681.976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67855.60938" calcext:value-type="float">
            <text:p>-67855.60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57007.85547" calcext:value-type="float">
            <text:p>-57007.855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61616.96094" calcext:value-type="float">
            <text:p>-61616.9609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66365.13281" calcext:value-type="float">
            <text:p>-66365.132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69078.25781" calcext:value-type="float">
            <text:p>-69078.257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58680.4375" calcext:value-type="float">
            <text:p>-58680.43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7704.8125" calcext:value-type="float">
            <text:p>-77704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66296.21094" calcext:value-type="float">
            <text:p>-66296.210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54655.00781" calcext:value-type="float">
            <text:p>-54655.007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58983.85547" calcext:value-type="float">
            <text:p>-58983.855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67470.67969" calcext:value-type="float">
            <text:p>-67470.679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61201.94922" calcext:value-type="float">
            <text:p>-61201.949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59452.07812" calcext:value-type="float">
            <text:p>-59452.078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54489.27344" calcext:value-type="float">
            <text:p>-54489.273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54099.39844" calcext:value-type="float">
            <text:p>-54099.398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54524.34766" calcext:value-type="float">
            <text:p>-54524.347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528.26953" calcext:value-type="float">
            <text:p>-46528.269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2642.90625" calcext:value-type="float">
            <text:p>-52642.906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9664.78906" calcext:value-type="float">
            <text:p>-49664.789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4750.07422" calcext:value-type="float">
            <text:p>-54750.074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6755.55078" calcext:value-type="float">
            <text:p>-46755.5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6317.70312" calcext:value-type="float">
            <text:p>-46317.703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7863.79297" calcext:value-type="float">
            <text:p>-47863.792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7151.16797" calcext:value-type="float">
            <text:p>-47151.16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2662.78906" calcext:value-type="float">
            <text:p>-52662.789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35396.00781" calcext:value-type="float">
            <text:p>-35396.007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44594.69141" calcext:value-type="float">
            <text:p>-44594.691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5516.91797" calcext:value-type="float">
            <text:p>-45516.917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8238.44531" calcext:value-type="float">
            <text:p>-48238.445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095.52051" calcext:value-type="float">
            <text:p>-15095.520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28934.75391" calcext:value-type="float">
            <text:p>-28934.753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36615.07812" calcext:value-type="float">
            <text:p>-36615.078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21613.10352" calcext:value-type="float">
            <text:p>-21613.103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35151.65625" calcext:value-type="float">
            <text:p>-35151.65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26882.19531" calcext:value-type="float">
            <text:p>-26882.195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32267.25586" calcext:value-type="float">
            <text:p>-32267.255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4164.61523" calcext:value-type="float">
            <text:p>-14164.615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9345.50195" calcext:value-type="float">
            <text:p>-19345.501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5551.24219" calcext:value-type="float">
            <text:p>-15551.242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350.60278" calcext:value-type="float">
            <text:p>-3350.602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344.0166" calcext:value-type="float">
            <text:p>-4344.016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645.08496" calcext:value-type="float">
            <text:p>-7645.084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825.72754" calcext:value-type="float">
            <text:p>-7825.727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308.77393" calcext:value-type="float">
            <text:p>-5308.773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08.21936" calcext:value-type="float">
            <text:p>1908.219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65.87695" calcext:value-type="float">
            <text:p>4165.8769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5836.24561" calcext:value-type="float">
            <text:p>-5836.245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10.05826" calcext:value-type="float">
            <text:p>-210.058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513.41309" calcext:value-type="float">
            <text:p>11513.413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67.14355" calcext:value-type="float">
            <text:p>8367.143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91.11719" calcext:value-type="float">
            <text:p>18091.117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452.31201" calcext:value-type="float">
            <text:p>7452.312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892.32617" calcext:value-type="float">
            <text:p>17892.326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538.51562" calcext:value-type="float">
            <text:p>20538.515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271.23633" calcext:value-type="float">
            <text:p>26271.236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153.54297" calcext:value-type="float">
            <text:p>18153.542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196.26758" calcext:value-type="float">
            <text:p>27196.267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308.22266" calcext:value-type="float">
            <text:p>33308.2226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197.25" calcext:value-type="float">
            <text:p>32197.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149.08984" calcext:value-type="float">
            <text:p>37149.089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0179.84766" calcext:value-type="float">
            <text:p>40179.8476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429.01953" calcext:value-type="float">
            <text:p>41429.019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4684.58594" calcext:value-type="float">
            <text:p>44684.585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033.16797" calcext:value-type="float">
            <text:p>53033.167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6462.22266" calcext:value-type="float">
            <text:p>56462.2226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5851.79688" calcext:value-type="float">
            <text:p>45851.796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740.41016" calcext:value-type="float">
            <text:p>49740.410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5105.98828" calcext:value-type="float">
            <text:p>45105.9882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5080.76172" calcext:value-type="float">
            <text:p>45080.761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886.77344" calcext:value-type="float">
            <text:p>42886.773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269.58984" calcext:value-type="float">
            <text:p>52269.589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465.8125" calcext:value-type="float">
            <text:p>55465.81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043.10156" calcext:value-type="float">
            <text:p>54043.101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130.46875" calcext:value-type="float">
            <text:p>59130.468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5174.94531" calcext:value-type="float">
            <text:p>55174.945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211.16016" calcext:value-type="float">
            <text:p>51211.160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7530.96094" calcext:value-type="float">
            <text:p>67530.9609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620.51562" calcext:value-type="float">
            <text:p>53620.515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626.94922" calcext:value-type="float">
            <text:p>59626.949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2428.53125" calcext:value-type="float">
            <text:p>62428.53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5096.97266" calcext:value-type="float">
            <text:p>65096.972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3746.52734" calcext:value-type="float">
            <text:p>63746.5273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4768.29297" calcext:value-type="float">
            <text:p>64768.292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3764.51562" calcext:value-type="float">
            <text:p>63764.515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932.19141" calcext:value-type="float">
            <text:p>51932.1914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3949.58594" calcext:value-type="float">
            <text:p>63949.585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3140.25" calcext:value-type="float">
            <text:p>73140.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317.35938" calcext:value-type="float">
            <text:p>73317.359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4818.67188" calcext:value-type="float">
            <text:p>64818.671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976.14062" calcext:value-type="float">
            <text:p>58976.1406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085.67969" calcext:value-type="float">
            <text:p>59085.679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6363.03906" calcext:value-type="float">
            <text:p>66363.0390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3001.78906" calcext:value-type="float">
            <text:p>63001.789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820.48438" calcext:value-type="float">
            <text:p>54820.484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138.8125" calcext:value-type="float">
            <text:p>54138.8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422.97656" calcext:value-type="float">
            <text:p>46422.976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582.81641" calcext:value-type="float">
            <text:p>52582.8164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0320.75391" calcext:value-type="float">
            <text:p>50320.7539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0703.08984" calcext:value-type="float">
            <text:p>50703.089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8189.05078" calcext:value-type="float">
            <text:p>58189.050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1541.70312" calcext:value-type="float">
            <text:p>61541.703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7194.06641" calcext:value-type="float">
            <text:p>47194.066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5805.35938" calcext:value-type="float">
            <text:p>55805.3593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9217.99219" calcext:value-type="float">
            <text:p>49217.992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835.23438" calcext:value-type="float">
            <text:p>51835.234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1696.47266" calcext:value-type="float">
            <text:p>41696.472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158.88281" calcext:value-type="float">
            <text:p>43158.8828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874.625" calcext:value-type="float">
            <text:p>48874.6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890.05469" calcext:value-type="float">
            <text:p>44890.0546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2350.89258" calcext:value-type="float">
            <text:p>32350.8925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620.65625" calcext:value-type="float">
            <text:p>22620.656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369.59961" calcext:value-type="float">
            <text:p>26369.599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654.82617" calcext:value-type="float">
            <text:p>15654.826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584.68164" calcext:value-type="float">
            <text:p>23584.681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917.94141" calcext:value-type="float">
            <text:p>23917.9414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0732.25781" calcext:value-type="float">
            <text:p>20732.257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545.20703" calcext:value-type="float">
            <text:p>19545.207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7.43256" calcext:value-type="float">
            <text:p>677.432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42.91797" calcext:value-type="float">
            <text:p>18642.917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073.07812" calcext:value-type="float">
            <text:p>16073.0781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908.25684" calcext:value-type="float">
            <text:p>14908.256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590.61621" calcext:value-type="float">
            <text:p>11590.616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289.85962" calcext:value-type="float">
            <text:p>-2289.859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850.68848" calcext:value-type="float">
            <text:p>10850.688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709.7627" calcext:value-type="float">
            <text:p>-6709.76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639.21899" calcext:value-type="float">
            <text:p>-3639.218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89.7522" calcext:value-type="float">
            <text:p>889.75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225.55273" calcext:value-type="float">
            <text:p>-16225.5527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4284.16113" calcext:value-type="float">
            <text:p>-14284.161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5015.9541" calcext:value-type="float">
            <text:p>-15015.95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4515.36328" calcext:value-type="float">
            <text:p>-24515.363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5953.47363" calcext:value-type="float">
            <text:p>-15953.4736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0812.64258" calcext:value-type="float">
            <text:p>-20812.6425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7979.75195" calcext:value-type="float">
            <text:p>-17979.7519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4412.56836" calcext:value-type="float">
            <text:p>-14412.5683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8449.65918" calcext:value-type="float">
            <text:p>-8449.659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23815.86328" calcext:value-type="float">
            <text:p>-23815.863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22257.94336" calcext:value-type="float">
            <text:p>-22257.943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6099.125" calcext:value-type="float">
            <text:p>-36099.1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6850.3125" calcext:value-type="float">
            <text:p>-46850.31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7344.125" calcext:value-type="float">
            <text:p>-27344.1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5402.74219" calcext:value-type="float">
            <text:p>-35402.742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8599.42969" calcext:value-type="float">
            <text:p>-48599.429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4989.95703" calcext:value-type="float">
            <text:p>-54989.957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8089.12891" calcext:value-type="float">
            <text:p>-58089.128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6793.03125" calcext:value-type="float">
            <text:p>-56793.031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45483.81641" calcext:value-type="float">
            <text:p>-45483.8164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1962.64062" calcext:value-type="float">
            <text:p>-41962.640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6075.21875" calcext:value-type="float">
            <text:p>-46075.218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62102.23438" calcext:value-type="float">
            <text:p>-62102.2343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3570.12109" calcext:value-type="float">
            <text:p>-53570.1210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59736.66797" calcext:value-type="float">
            <text:p>-59736.6679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5482.80078" calcext:value-type="float">
            <text:p>-55482.800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58288.16797" calcext:value-type="float">
            <text:p>-58288.167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9788.82422" calcext:value-type="float">
            <text:p>-59788.824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50795.52734" calcext:value-type="float">
            <text:p>-50795.5273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61327.46875" calcext:value-type="float">
            <text:p>-61327.46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60170.20703" calcext:value-type="float">
            <text:p>-60170.2070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57580.23047" calcext:value-type="float">
            <text:p>-57580.2304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0274.96875" calcext:value-type="float">
            <text:p>-70274.96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58089.59766" calcext:value-type="float">
            <text:p>-58089.5976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60288.76953" calcext:value-type="float">
            <text:p>-60288.7695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69885.78906" calcext:value-type="float">
            <text:p>-69885.789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64073.26562" calcext:value-type="float">
            <text:p>-64073.265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59909.10156" calcext:value-type="float">
            <text:p>-59909.101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1512.41406" calcext:value-type="float">
            <text:p>-71512.414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67481.85938" calcext:value-type="float">
            <text:p>-67481.859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59749.13281" calcext:value-type="float">
            <text:p>-59749.132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62066.84766" calcext:value-type="float">
            <text:p>-62066.8476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72588.73438" calcext:value-type="float">
            <text:p>-72588.734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70303" calcext:value-type="float">
            <text:p>-7030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53778.10156" calcext:value-type="float">
            <text:p>-53778.1015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55996.66406" calcext:value-type="float">
            <text:p>-55996.664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60612.37109" calcext:value-type="float">
            <text:p>-60612.371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4467.65234" calcext:value-type="float">
            <text:p>-54467.6523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56648.92578" calcext:value-type="float">
            <text:p>-56648.9257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62371.10938" calcext:value-type="float">
            <text:p>-62371.109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51564.07422" calcext:value-type="float">
            <text:p>-51564.074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57334.16406" calcext:value-type="float">
            <text:p>-57334.1640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57400.95312" calcext:value-type="float">
            <text:p>-57400.953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53551.27734" calcext:value-type="float">
            <text:p>-53551.277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7048.37891" calcext:value-type="float">
            <text:p>-47048.3789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9862.47266" calcext:value-type="float">
            <text:p>-49862.472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58073.71094" calcext:value-type="float">
            <text:p>-58073.710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8445.60938" calcext:value-type="float">
            <text:p>-38445.6093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4810.73047" calcext:value-type="float">
            <text:p>-34810.730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4354.75" calcext:value-type="float">
            <text:p>-34354.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7033.35156" calcext:value-type="float">
            <text:p>-37033.3515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9377.96484" calcext:value-type="float">
            <text:p>-39377.964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9391.0293" calcext:value-type="float">
            <text:p>-29391.029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5179.33984" calcext:value-type="float">
            <text:p>-35179.339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3286.04688" calcext:value-type="float">
            <text:p>-23286.046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5076.00977" calcext:value-type="float">
            <text:p>-25076.0097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8252.09375" calcext:value-type="float">
            <text:p>-28252.09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3967.50781" calcext:value-type="float">
            <text:p>-33967.507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8772.6875" calcext:value-type="float">
            <text:p>-18772.68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9734.76367" calcext:value-type="float">
            <text:p>-19734.7636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749.60742" calcext:value-type="float">
            <text:p>-13749.607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7037.79492" calcext:value-type="float">
            <text:p>-17037.794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26.08008" calcext:value-type="float">
            <text:p>-13726.080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4444.36328" calcext:value-type="float">
            <text:p>-4444.363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9883.73535" calcext:value-type="float">
            <text:p>-9883.735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0432.6748" calcext:value-type="float">
            <text:p>-10432.67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820.03027" calcext:value-type="float">
            <text:p>-3820.030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237.57104" calcext:value-type="float">
            <text:p>-1237.571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135.87598" calcext:value-type="float">
            <text:p>12135.8759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723.17529" calcext:value-type="float">
            <text:p>1723.175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393.12646" calcext:value-type="float">
            <text:p>6393.1264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200.41016" calcext:value-type="float">
            <text:p>8200.410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854.06787" calcext:value-type="float">
            <text:p>6854.067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639.07495" calcext:value-type="float">
            <text:p>3639.0749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312.91016" calcext:value-type="float">
            <text:p>18312.9101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9461.47852" calcext:value-type="float">
            <text:p>29461.478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90.70117" calcext:value-type="float">
            <text:p>16990.701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519.79492" calcext:value-type="float">
            <text:p>28519.7949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521.81055" calcext:value-type="float">
            <text:p>25521.810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731.23438" calcext:value-type="float">
            <text:p>20731.234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5275.13672" calcext:value-type="float">
            <text:p>35275.136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851.02344" calcext:value-type="float">
            <text:p>37851.023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8173.45703" calcext:value-type="float">
            <text:p>28173.457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9033.58594" calcext:value-type="float">
            <text:p>49033.585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3659.27344" calcext:value-type="float">
            <text:p>53659.2734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9464.69531" calcext:value-type="float">
            <text:p>39464.695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089.83594" calcext:value-type="float">
            <text:p>44089.8359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898.66797" calcext:value-type="float">
            <text:p>49898.667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1604.29688" calcext:value-type="float">
            <text:p>51604.296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8142.75391" calcext:value-type="float">
            <text:p>48142.7539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6724.00781" calcext:value-type="float">
            <text:p>46724.007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1248.23828" calcext:value-type="float">
            <text:p>61248.2382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648.77734" calcext:value-type="float">
            <text:p>46648.777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5174.34375" calcext:value-type="float">
            <text:p>45174.343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2105.05078" calcext:value-type="float">
            <text:p>52105.0507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710.34766" calcext:value-type="float">
            <text:p>59710.347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3611.23438" calcext:value-type="float">
            <text:p>53611.234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559.22656" calcext:value-type="float">
            <text:p>61559.226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913.26562" calcext:value-type="float">
            <text:p>59913.265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3325.83594" calcext:value-type="float">
            <text:p>63325.835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4533.125" calcext:value-type="float">
            <text:p>64533.1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6975.13281" calcext:value-type="float">
            <text:p>56975.1328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9953.05078" calcext:value-type="float">
            <text:p>59953.0507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5373.84766" calcext:value-type="float">
            <text:p>65373.847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2055.32812" calcext:value-type="float">
            <text:p>62055.328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319.96875" calcext:value-type="float">
            <text:p>65319.9687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1561.79297" calcext:value-type="float">
            <text:p>61561.7929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7984.86719" calcext:value-type="float">
            <text:p>67984.867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9714.52344" calcext:value-type="float">
            <text:p>69714.523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7687.41406" calcext:value-type="float">
            <text:p>67687.414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3381.90234" calcext:value-type="float">
            <text:p>63381.9023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6304.85938" calcext:value-type="float">
            <text:p>56304.8593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2428.83594" calcext:value-type="float">
            <text:p>62428.8359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2157.31641" calcext:value-type="float">
            <text:p>62157.3164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4831.14453" calcext:value-type="float">
            <text:p>54831.1445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207.05078" calcext:value-type="float">
            <text:p>61207.0507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2645.75" calcext:value-type="float">
            <text:p>62645.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6052.60938" calcext:value-type="float">
            <text:p>66052.609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2556.92188" calcext:value-type="float">
            <text:p>52556.9218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8050.60938" calcext:value-type="float">
            <text:p>58050.609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2715.46094" calcext:value-type="float">
            <text:p>52715.4609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3406.59766" calcext:value-type="float">
            <text:p>53406.5976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8066.8125" calcext:value-type="float">
            <text:p>48066.812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1740.82031" calcext:value-type="float">
            <text:p>51740.820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6815.74219" calcext:value-type="float">
            <text:p>56815.742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3837.62109" calcext:value-type="float">
            <text:p>53837.621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684.26953" calcext:value-type="float">
            <text:p>51684.2695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6070.69141" calcext:value-type="float">
            <text:p>36070.691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158.92578" calcext:value-type="float">
            <text:p>41158.9257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5668.86719" calcext:value-type="float">
            <text:p>45668.8671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9724.38672" calcext:value-type="float">
            <text:p>39724.3867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2583.87695" calcext:value-type="float">
            <text:p>32583.8769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9700.6582" calcext:value-type="float">
            <text:p>29700.658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0659.95312" calcext:value-type="float">
            <text:p>40659.953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835.51758" calcext:value-type="float">
            <text:p>24835.5175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6524.50586" calcext:value-type="float">
            <text:p>26524.5058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274.43945" calcext:value-type="float">
            <text:p>16274.439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709.20703" calcext:value-type="float">
            <text:p>30709.207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2141.29395" calcext:value-type="float">
            <text:p>12141.293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196.59961" calcext:value-type="float">
            <text:p>14196.5996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82.65625" calcext:value-type="float">
            <text:p>19182.656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01.9389" calcext:value-type="float">
            <text:p>1001.93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017.45117" calcext:value-type="float">
            <text:p>17017.4511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566.35132" calcext:value-type="float">
            <text:p>-2566.351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934.33789" calcext:value-type="float">
            <text:p>10934.337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706.74756" calcext:value-type="float">
            <text:p>7706.747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414.62891" calcext:value-type="float">
            <text:p>9414.6289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36.56592" calcext:value-type="float">
            <text:p>2236.565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0524.80078" calcext:value-type="float">
            <text:p>-10524.800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122.31543" calcext:value-type="float">
            <text:p>7122.315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7192.4585" calcext:value-type="float">
            <text:p>-7192.458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4586.79053" calcext:value-type="float">
            <text:p>-4586.790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8963.93457" calcext:value-type="float">
            <text:p>-8963.9345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6360.16992" calcext:value-type="float">
            <text:p>-6360.1699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30962.66406" calcext:value-type="float">
            <text:p>-30962.6640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3027.07715" calcext:value-type="float">
            <text:p>-13027.077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30023.08789" calcext:value-type="float">
            <text:p>-30023.0878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7174.41602" calcext:value-type="float">
            <text:p>-27174.4160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7065.71094" calcext:value-type="float">
            <text:p>-37065.7109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32647.87109" calcext:value-type="float">
            <text:p>-32647.871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9017.25391" calcext:value-type="float">
            <text:p>-39017.253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33598.45312" calcext:value-type="float">
            <text:p>-33598.453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2680.58789" calcext:value-type="float">
            <text:p>-32680.5878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49466.23438" calcext:value-type="float">
            <text:p>-49466.234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2914.79297" calcext:value-type="float">
            <text:p>-32914.7929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41010.30469" calcext:value-type="float">
            <text:p>-41010.3046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45441.21484" calcext:value-type="float">
            <text:p>-45441.2148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6831.28516" calcext:value-type="float">
            <text:p>-36831.285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55082.23047" calcext:value-type="float">
            <text:p>-55082.230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48785.22656" calcext:value-type="float">
            <text:p>-48785.2265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54038.41406" calcext:value-type="float">
            <text:p>-54038.4140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55065.34375" calcext:value-type="float">
            <text:p>-55065.3437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59329.64844" calcext:value-type="float">
            <text:p>-59329.6484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54135.67188" calcext:value-type="float">
            <text:p>-54135.671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51519.37891" calcext:value-type="float">
            <text:p>-51519.3789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57211.95312" calcext:value-type="float">
            <text:p>-57211.9531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1428.39844" calcext:value-type="float">
            <text:p>-61428.398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56146.33594" calcext:value-type="float">
            <text:p>-56146.3359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56490.76953" calcext:value-type="float">
            <text:p>-56490.7695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8086.79688" calcext:value-type="float">
            <text:p>-68086.7968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73220.67969" calcext:value-type="float">
            <text:p>-73220.679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76771.05469" calcext:value-type="float">
            <text:p>-76771.0546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66962.44531" calcext:value-type="float">
            <text:p>-66962.445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72562.53125" calcext:value-type="float">
            <text:p>-72562.531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7655.375" calcext:value-type="float">
            <text:p>-67655.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73118.97656" calcext:value-type="float">
            <text:p>-73118.9765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73107.30469" calcext:value-type="float">
            <text:p>-73107.3046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59861.78125" calcext:value-type="float">
            <text:p>-59861.781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69914.92188" calcext:value-type="float">
            <text:p>-69914.9218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64577.58203" calcext:value-type="float">
            <text:p>-64577.5820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70276.26562" calcext:value-type="float">
            <text:p>-70276.2656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80746.28125" calcext:value-type="float">
            <text:p>-80746.281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55016.66406" calcext:value-type="float">
            <text:p>-55016.6640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62592.05078" calcext:value-type="float">
            <text:p>-62592.0507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59953.36328" calcext:value-type="float">
            <text:p>-59953.363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61237.01562" calcext:value-type="float">
            <text:p>-61237.0156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60951.09375" calcext:value-type="float">
            <text:p>-60951.09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55921.21094" calcext:value-type="float">
            <text:p>-55921.2109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62996" calcext:value-type="float">
            <text:p>-6299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53742.71484" calcext:value-type="float">
            <text:p>-53742.7148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61293.11719" calcext:value-type="float">
            <text:p>-61293.1171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49386.71875" calcext:value-type="float">
            <text:p>-49386.718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1596.25781" calcext:value-type="float">
            <text:p>-51596.2578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61005.35938" calcext:value-type="float">
            <text:p>-61005.3593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55278.05078" calcext:value-type="float">
            <text:p>-55278.0507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51634.51172" calcext:value-type="float">
            <text:p>-51634.5117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41534.10547" calcext:value-type="float">
            <text:p>-41534.105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34885.33203" calcext:value-type="float">
            <text:p>-34885.3320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44238.59766" calcext:value-type="float">
            <text:p>-44238.5976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49931.65234" calcext:value-type="float">
            <text:p>-49931.6523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42561.49609" calcext:value-type="float">
            <text:p>-42561.4960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36110.95703" calcext:value-type="float">
            <text:p>-36110.9570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32028.83984" calcext:value-type="float">
            <text:p>-32028.8398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30189.0332" calcext:value-type="float">
            <text:p>-30189.03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32187.94336" calcext:value-type="float">
            <text:p>-32187.9433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6350.95312" calcext:value-type="float">
            <text:p>-26350.953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34123.17188" calcext:value-type="float">
            <text:p>-34123.171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7315.51758" calcext:value-type="float">
            <text:p>-17315.5175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4362.90039" calcext:value-type="float">
            <text:p>-24362.900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994.42773" calcext:value-type="float">
            <text:p>-21994.4277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9505.40039" calcext:value-type="float">
            <text:p>-9505.4003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9290.66895" calcext:value-type="float">
            <text:p>-9290.6689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8999.54688" calcext:value-type="float">
            <text:p>-28999.546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156.35815" calcext:value-type="float">
            <text:p>3156.358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3061.9541" calcext:value-type="float">
            <text:p>-13061.954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9803.79785" calcext:value-type="float">
            <text:p>-9803.7978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4563.84424" calcext:value-type="float">
            <text:p>-4563.844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818.68506" calcext:value-type="float">
            <text:p>5818.6850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713.55225" calcext:value-type="float">
            <text:p>5713.552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661.09473" calcext:value-type="float">
            <text:p>15661.094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679.56055" calcext:value-type="float">
            <text:p>7679.560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7258.53516" calcext:value-type="float">
            <text:p>17258.535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598.83643" calcext:value-type="float">
            <text:p>4598.836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417.93457" calcext:value-type="float">
            <text:p>9417.9345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4587.58398" calcext:value-type="float">
            <text:p>24587.5839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733.51562" calcext:value-type="float">
            <text:p>17733.5156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300.08008" calcext:value-type="float">
            <text:p>25300.080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7782.58594" calcext:value-type="float">
            <text:p>17782.5859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3701.1875" calcext:value-type="float">
            <text:p>33701.18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7722.51953" calcext:value-type="float">
            <text:p>27722.5195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186.17578" calcext:value-type="float">
            <text:p>41186.1757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3670.16406" calcext:value-type="float">
            <text:p>33670.1640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115.50781" calcext:value-type="float">
            <text:p>33115.5078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431.35156" calcext:value-type="float">
            <text:p>45431.351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6715.08594" calcext:value-type="float">
            <text:p>46715.0859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552.59766" calcext:value-type="float">
            <text:p>42552.597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215.84961" calcext:value-type="float">
            <text:p>30215.849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7094.70703" calcext:value-type="float">
            <text:p>47094.7070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5810.96875" calcext:value-type="float">
            <text:p>55810.9687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913.11328" calcext:value-type="float">
            <text:p>50913.113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8394.84375" calcext:value-type="float">
            <text:p>48394.8437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2254.02344" calcext:value-type="float">
            <text:p>52254.023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0440.96094" calcext:value-type="float">
            <text:p>60440.960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9164.04688" calcext:value-type="float">
            <text:p>59164.046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8099.71094" calcext:value-type="float">
            <text:p>58099.7109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7986.35547" calcext:value-type="float">
            <text:p>57986.3554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0251.08203" calcext:value-type="float">
            <text:p>60251.082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3662.10547" calcext:value-type="float">
            <text:p>63662.105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8302.45312" calcext:value-type="float">
            <text:p>58302.453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6101.15625" calcext:value-type="float">
            <text:p>66101.156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3494.62109" calcext:value-type="float">
            <text:p>63494.6210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9447.20703" calcext:value-type="float">
            <text:p>59447.207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1931.25" calcext:value-type="float">
            <text:p>71931.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6948.85156" calcext:value-type="float">
            <text:p>66948.8515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1805.65234" calcext:value-type="float">
            <text:p>61805.6523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9259.17969" calcext:value-type="float">
            <text:p>69259.179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4419.42188" calcext:value-type="float">
            <text:p>64419.421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4078.75391" calcext:value-type="float">
            <text:p>54078.753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2151.64453" calcext:value-type="float">
            <text:p>62151.6445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996.78125" calcext:value-type="float">
            <text:p>61996.7812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4492.46875" calcext:value-type="float">
            <text:p>64492.4687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5811.94531" calcext:value-type="float">
            <text:p>65811.9453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8315.86328" calcext:value-type="float">
            <text:p>58315.863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2458.71094" calcext:value-type="float">
            <text:p>62458.710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0895.83594" calcext:value-type="float">
            <text:p>70895.8359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8093.25" calcext:value-type="float">
            <text:p>68093.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1067.48438" calcext:value-type="float">
            <text:p>61067.4843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3754.16406" calcext:value-type="float">
            <text:p>73754.1640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017.05469" calcext:value-type="float">
            <text:p>63017.0546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942.51562" calcext:value-type="float">
            <text:p>55942.515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0060.59766" calcext:value-type="float">
            <text:p>60060.5976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0378.55859" calcext:value-type="float">
            <text:p>50378.5585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7044.82422" calcext:value-type="float">
            <text:p>47044.8242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362.90625" calcext:value-type="float">
            <text:p>57362.906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089.47266" calcext:value-type="float">
            <text:p>49089.472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3328.23438" calcext:value-type="float">
            <text:p>53328.2343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4917.65625" calcext:value-type="float">
            <text:p>44917.656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325.22266" calcext:value-type="float">
            <text:p>43325.2226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6239.88281" calcext:value-type="float">
            <text:p>46239.8828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3225.46875" calcext:value-type="float">
            <text:p>43225.46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2830.64844" calcext:value-type="float">
            <text:p>42830.6484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369.11914" calcext:value-type="float">
            <text:p>29369.119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9178.10547" calcext:value-type="float">
            <text:p>39178.1054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2838.8125" calcext:value-type="float">
            <text:p>32838.812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1561.48438" calcext:value-type="float">
            <text:p>31561.484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393.73926" calcext:value-type="float">
            <text:p>12393.7392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1795.78516" calcext:value-type="float">
            <text:p>21795.785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3027.32227" calcext:value-type="float">
            <text:p>13027.3222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156.29492" calcext:value-type="float">
            <text:p>22156.294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506.14453" calcext:value-type="float">
            <text:p>15506.1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6T19:04:44.351123628</meta:creation-date>
    <dc:date>2020-06-06T19:05:48.523171385</dc:date>
    <meta:editing-duration>PT1M4S</meta:editing-duration>
    <meta:editing-cycles>1</meta:editing-cycles>
    <meta:document-statistic meta:table-count="1" meta:cell-count="1026" meta:object-count="0"/>
    <meta:generator>LibreOffice/6.3.5.2$Linux_X86_64 LibreOffice_project/30$Build-2</meta:generator>
  </office:meta>
</office:document-meta>
</file>